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atteryPa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el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derCabinSm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ngAnte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Eng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FuelTa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LandingL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dialEngineMi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CSBl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verWheel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Thermo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Motor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tLigh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ucturalIBea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ucturalIBea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oidalFuelTank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9"/>
          <table:table-cell table:style-name="ce1"/>
        </table:table-row>
      </table:table>
      <table:named-expressions/>
      <table:database-ranges>
        <table:database-range table:name="__Anonymous_Sheet_DB__0" table:target-range-address="Sheet1.A1:Sheet1.A10461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7:05:43.487823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y </meta:initial-creator>
    <meta:creation-date>2016-05-27T17:04:49.374848648</meta:creation-date>
    <dc:date>2016-05-31T17:09:36.729391015</dc:date>
    <dc:creator>Grey </dc:creator>
    <meta:editing-duration>PT1M35S</meta:editing-duration>
    <meta:editing-cycles>5</meta:editing-cycles>
    <meta:generator>LibreOffice/4.2.8.2$Linux_X86_64 LibreOffice_project/420m0$Build-2</meta:generator>
    <meta:document-statistic meta:table-count="1" meta:cell-count="16" meta:object-count="0"/>
  </office:meta>
</office:document-meta>
</file>